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6c25" officeooo:paragraph-rsid="00076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qui você chegou... Será que você sairá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0:04:36.579000000</meta:creation-date>
    <meta:generator>LibreOffice/4.3.5.2$Windows_x86 LibreOffice_project/3a87456aaa6a95c63eea1c1b3201acedf0751bd5</meta:generator>
    <dc:date>2016-03-09T20:10:46.813000000</dc:date>
    <meta:editing-duration>PT28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36"/>
  </office:meta>
</office:document-meta>
</file>